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font-size="14pt" style:font-size-asian="14pt" style:font-size-complex="14pt"/>
    </style:style>
    <style:style style:name="P2" style:family="paragraph" style:parent-style-name="Preformatted_20_Text">
      <style:text-properties officeooo:rsid="002100cb" officeooo:paragraph-rsid="002100cb"/>
    </style:style>
    <style:style style:name="P3" style:family="paragraph" style:parent-style-name="Preformatted_20_Text">
      <style:text-properties officeooo:rsid="002100cb" officeooo:paragraph-rsid="003b3e42"/>
    </style:style>
    <style:style style:name="P4" style:family="paragraph" style:parent-style-name="Preformatted_20_Text">
      <style:text-properties officeooo:rsid="00262bf4" officeooo:paragraph-rsid="00328ad2"/>
    </style:style>
    <style:style style:name="P5" style:family="paragraph" style:parent-style-name="Preformatted_20_Text">
      <style:text-properties officeooo:rsid="0032eaab" officeooo:paragraph-rsid="0032eaab"/>
    </style:style>
    <style:style style:name="P6" style:family="paragraph" style:parent-style-name="Preformatted_20_Text">
      <style:text-properties officeooo:paragraph-rsid="0032eaab"/>
    </style:style>
    <style:style style:name="P7" style:family="paragraph" style:parent-style-name="Preformatted_20_Text">
      <style:text-properties officeooo:rsid="003a4dfc" officeooo:paragraph-rsid="003b3e42"/>
    </style:style>
    <style:style style:name="P8" style:family="paragraph" style:parent-style-name="Preformatted_20_Text">
      <style:text-properties officeooo:rsid="003b3e42" officeooo:paragraph-rsid="003b3e42"/>
    </style:style>
    <style:style style:name="P9" style:family="paragraph" style:parent-style-name="Preformatted_20_Text">
      <style:text-properties officeooo:paragraph-rsid="003b3e42"/>
    </style:style>
    <style:style style:name="P10" style:family="paragraph" style:parent-style-name="Preformatted_20_Text">
      <style:text-properties style:font-name="Calibri" fo:font-size="10pt" style:text-underline-style="none" officeooo:rsid="00399519" officeooo:paragraph-rsid="00399519" style:font-name-asian="NSimSun1" style:font-size-asian="10pt" style:font-name-complex="Liberation Mono" style:font-size-complex="10pt"/>
    </style:style>
    <style:style style:name="P11" style:family="paragraph" style:parent-style-name="Preformatted_20_Text">
      <style:text-properties style:font-name="Calibri" fo:font-size="10pt" style:text-underline-style="none" fo:font-weight="bold" officeooo:rsid="0032eaab" officeooo:paragraph-rsid="0032eaab" style:font-size-asian="10pt" style:font-weight-asian="bold" style:font-size-complex="10pt" style:font-weight-complex="bold"/>
    </style:style>
    <style:style style:name="P12" style:family="paragraph" style:parent-style-name="Preformatted_20_Text">
      <style:text-properties style:font-name="Calibri" fo:font-size="10pt" style:text-underline-style="none" officeooo:rsid="0032eaab" officeooo:paragraph-rsid="0032eaab" style:font-size-asian="10pt" style:font-size-complex="10pt"/>
    </style:style>
    <style:style style:name="P13" style:family="paragraph" style:parent-style-name="Preformatted_20_Text">
      <style:text-properties style:font-name="Calibri" fo:font-size="10pt" style:text-underline-style="none" officeooo:rsid="003cbe93" officeooo:paragraph-rsid="003cbe93" style:font-size-asian="10pt" style:font-size-complex="10pt"/>
    </style:style>
    <style:style style:name="P14" style:family="paragraph" style:parent-style-name="Preformatted_20_Text">
      <style:text-properties style:font-name="Calibri" fo:font-size="10pt" style:text-underline-style="none" officeooo:rsid="00399519" officeooo:paragraph-rsid="00399519" style:font-size-asian="10pt" style:font-size-complex="10pt"/>
    </style:style>
    <style:style style:name="P15" style:family="paragraph" style:parent-style-name="Preformatted_20_Text">
      <style:text-properties style:font-name="Calibri" fo:font-size="10pt" style:text-underline-style="none" officeooo:paragraph-rsid="0036bea4" style:font-size-asian="10pt" style:font-size-complex="10pt"/>
    </style:style>
    <style:style style:name="P16" style:family="paragraph" style:parent-style-name="Preformatted_20_Text">
      <style:text-properties style:font-name="Calibri" fo:font-size="10pt" style:text-underline-style="none" officeooo:rsid="003a4dfc" officeooo:paragraph-rsid="003a4dfc" style:font-size-asian="10pt" style:font-size-complex="10pt"/>
    </style:style>
    <style:style style:name="P17" style:family="paragraph" style:parent-style-name="Preformatted_20_Text">
      <style:text-properties style:font-name="Calibri" fo:font-size="10pt" officeooo:rsid="003b3e42" officeooo:paragraph-rsid="003b3e42" style:font-name-asian="NSimSun1" style:font-size-asian="10pt" style:font-name-complex="Liberation Mono" style:font-size-complex="10pt"/>
    </style:style>
    <style:style style:name="P18" style:family="paragraph" style:parent-style-name="Preformatted_20_Text">
      <style:text-properties style:font-name="Calibri" fo:font-size="10pt" style:font-size-asian="10pt" style:font-size-complex="10pt"/>
    </style:style>
    <style:style style:name="P19" style:family="paragraph" style:parent-style-name="Preformatted_20_Text">
      <style:text-properties style:font-name="Calibri" fo:font-size="10pt" officeooo:rsid="00203ce5" style:font-size-asian="10pt" style:font-size-complex="10pt"/>
    </style:style>
    <style:style style:name="P20" style:family="paragraph" style:parent-style-name="Preformatted_20_Text">
      <style:text-properties style:font-name="Calibri" fo:font-size="10pt" officeooo:rsid="00203ce5" officeooo:paragraph-rsid="00203ce5" style:font-size-asian="10pt" style:font-size-complex="10pt"/>
    </style:style>
    <style:style style:name="P21" style:family="paragraph" style:parent-style-name="Preformatted_20_Text">
      <style:text-properties style:font-name="Calibri" fo:font-size="10pt" officeooo:paragraph-rsid="003cbe93" style:font-size-asian="10pt" style:font-size-complex="10pt"/>
    </style:style>
    <style:style style:name="P22" style:family="paragraph" style:parent-style-name="Preformatted_20_Text">
      <style:text-properties style:font-name="Calibri" fo:font-size="10pt" officeooo:rsid="00200721" style:font-size-asian="10pt" style:font-size-complex="10pt"/>
    </style:style>
    <style:style style:name="P23" style:family="paragraph" style:parent-style-name="Preformatted_20_Text">
      <style:text-properties style:font-name="Calibri" fo:font-size="10pt" officeooo:rsid="00200721" officeooo:paragraph-rsid="00200721" style:font-size-asian="10pt" style:font-size-complex="10pt"/>
    </style:style>
    <style:style style:name="P24" style:family="paragraph" style:parent-style-name="Preformatted_20_Text">
      <style:text-properties style:font-name="Calibri" fo:font-size="10pt" officeooo:rsid="003df1fc" officeooo:paragraph-rsid="003df1fc" style:font-size-asian="10pt" style:font-size-complex="10pt"/>
    </style:style>
    <style:style style:name="P25" style:family="paragraph" style:parent-style-name="Preformatted_20_Text">
      <style:text-properties style:font-name="Calibri" fo:font-size="10pt" officeooo:rsid="0032eaab" officeooo:paragraph-rsid="0032eaab" style:font-size-asian="10pt" style:font-size-complex="10pt"/>
    </style:style>
    <style:style style:name="P26" style:family="paragraph" style:parent-style-name="Preformatted_20_Text">
      <style:text-properties style:font-name="Calibri" fo:font-size="10pt" officeooo:rsid="0032eaab" officeooo:paragraph-rsid="00399519" style:font-size-asian="10pt" style:font-size-complex="10pt"/>
    </style:style>
    <style:style style:name="P27" style:family="paragraph" style:parent-style-name="Preformatted_20_Text">
      <style:text-properties style:font-name="Calibri" fo:font-size="10pt" officeooo:rsid="0032eaab" officeooo:paragraph-rsid="003b3e42" style:font-size-asian="10pt" style:font-size-complex="10pt"/>
    </style:style>
    <style:style style:name="P28" style:family="paragraph" style:parent-style-name="Preformatted_20_Text">
      <style:text-properties style:font-name="Calibri" fo:font-size="10pt" officeooo:paragraph-rsid="0032eaab" style:font-size-asian="10pt" style:font-size-complex="10pt"/>
    </style:style>
    <style:style style:name="P29" style:family="paragraph" style:parent-style-name="Preformatted_20_Text">
      <style:text-properties style:font-name="Calibri" fo:font-size="10pt" officeooo:rsid="002154e8" officeooo:paragraph-rsid="0032eaab" style:font-size-asian="10pt" style:font-size-complex="10pt"/>
    </style:style>
    <style:style style:name="P30" style:family="paragraph" style:parent-style-name="Preformatted_20_Text">
      <style:text-properties style:font-name="Calibri" fo:font-size="10pt" officeooo:rsid="002154e8" officeooo:paragraph-rsid="003f196c" style:font-size-asian="10pt" style:font-size-complex="10pt"/>
    </style:style>
    <style:style style:name="P31" style:family="paragraph" style:parent-style-name="Preformatted_20_Text">
      <style:text-properties style:font-name="Calibri" fo:font-size="10pt" officeooo:rsid="00231541" officeooo:paragraph-rsid="0032eaab" style:font-size-asian="10pt" style:font-size-complex="10pt"/>
    </style:style>
    <style:style style:name="P32" style:family="paragraph" style:parent-style-name="Preformatted_20_Text">
      <style:text-properties style:font-name="Calibri" fo:font-size="10pt" officeooo:rsid="0023829c" officeooo:paragraph-rsid="0032eaab" style:font-size-asian="10pt" style:font-size-complex="10pt"/>
    </style:style>
    <style:style style:name="P33" style:family="paragraph" style:parent-style-name="Preformatted_20_Text">
      <style:text-properties style:font-name="Calibri" fo:font-size="10pt" officeooo:paragraph-rsid="00203ce5" style:font-size-asian="10pt" style:font-size-complex="10pt"/>
    </style:style>
    <style:style style:name="P34" style:family="paragraph" style:parent-style-name="Preformatted_20_Text">
      <style:text-properties style:font-name="Calibri" fo:font-size="10pt" officeooo:rsid="002100cb" officeooo:paragraph-rsid="002100cb" style:font-size-asian="10pt" style:font-size-complex="10pt"/>
    </style:style>
    <style:style style:name="P35" style:family="paragraph" style:parent-style-name="Preformatted_20_Text">
      <style:text-properties style:font-name="Calibri" fo:font-size="10pt" officeooo:rsid="002b1616" officeooo:paragraph-rsid="00328ad2" style:font-size-asian="10pt" style:font-size-complex="10pt"/>
    </style:style>
    <style:style style:name="P36" style:family="paragraph" style:parent-style-name="Preformatted_20_Text">
      <style:text-properties style:font-name="Calibri" fo:font-size="10pt" officeooo:rsid="002b1616" officeooo:paragraph-rsid="0034cd32" style:font-size-asian="10pt" style:font-size-complex="10pt"/>
    </style:style>
    <style:style style:name="P37" style:family="paragraph" style:parent-style-name="Preformatted_20_Text">
      <style:text-properties style:font-name="Calibri" fo:font-size="10pt" officeooo:rsid="00328ad2" officeooo:paragraph-rsid="00328ad2" style:font-size-asian="10pt" style:font-size-complex="10pt"/>
    </style:style>
    <style:style style:name="P38" style:family="paragraph" style:parent-style-name="Preformatted_20_Text">
      <style:text-properties style:font-name="Calibri" fo:font-size="10pt" officeooo:paragraph-rsid="0034cd32" style:font-size-asian="10pt" style:font-size-complex="10pt"/>
    </style:style>
    <style:style style:name="P39" style:family="paragraph" style:parent-style-name="Preformatted_20_Text">
      <style:text-properties style:font-name="Calibri" fo:font-size="10pt" officeooo:paragraph-rsid="00328ad2" style:font-size-asian="10pt" style:font-size-complex="10pt"/>
    </style:style>
    <style:style style:name="P40" style:family="paragraph" style:parent-style-name="Preformatted_20_Text">
      <style:text-properties style:font-name="Calibri" fo:font-size="10pt" officeooo:rsid="00271276" officeooo:paragraph-rsid="00328ad2" style:font-size-asian="10pt" style:font-size-complex="10pt"/>
    </style:style>
    <style:style style:name="P41" style:family="paragraph" style:parent-style-name="Preformatted_20_Text">
      <style:text-properties style:font-name="Calibri" fo:font-size="10pt" officeooo:rsid="00262bf4" officeooo:paragraph-rsid="00328ad2" style:font-size-asian="10pt" style:font-size-complex="10pt"/>
    </style:style>
    <style:style style:name="P42" style:family="paragraph" style:parent-style-name="Preformatted_20_Text">
      <style:text-properties style:font-name="Calibri" fo:font-size="10pt" officeooo:rsid="0033aca5" officeooo:paragraph-rsid="0033aca5" style:font-size-asian="10pt" style:font-size-complex="10pt"/>
    </style:style>
    <style:style style:name="P43" style:family="paragraph" style:parent-style-name="Preformatted_20_Text">
      <style:text-properties style:font-name="Calibri" fo:font-size="10pt" officeooo:paragraph-rsid="00399519" style:font-size-asian="10pt" style:font-size-complex="10pt"/>
    </style:style>
    <style:style style:name="P44" style:family="paragraph" style:parent-style-name="Preformatted_20_Text">
      <style:text-properties style:font-name="Calibri" fo:font-size="10pt" officeooo:paragraph-rsid="0036bea4" style:font-size-asian="10pt" style:font-size-complex="10pt"/>
    </style:style>
    <style:style style:name="P45" style:family="paragraph" style:parent-style-name="Preformatted_20_Text">
      <style:text-properties style:font-name="Calibri" fo:font-size="10pt" officeooo:rsid="00389700" officeooo:paragraph-rsid="00389700" style:font-size-asian="10pt" style:font-size-complex="10pt"/>
    </style:style>
    <style:style style:name="P46" style:family="paragraph" style:parent-style-name="Preformatted_20_Text">
      <style:text-properties style:font-name="Calibri" fo:font-size="10pt" officeooo:paragraph-rsid="00389700" style:font-size-asian="10pt" style:font-size-complex="10pt"/>
    </style:style>
    <style:style style:name="P47" style:family="paragraph" style:parent-style-name="Preformatted_20_Text">
      <style:text-properties style:font-name="Calibri" fo:font-size="10pt" officeooo:rsid="001c7233" officeooo:paragraph-rsid="001c7233" style:font-size-asian="10pt" style:font-size-complex="10pt"/>
    </style:style>
    <style:style style:name="P48" style:family="paragraph" style:parent-style-name="Preformatted_20_Text">
      <style:text-properties style:font-name="Calibri" fo:font-size="10pt" officeooo:paragraph-rsid="001c7233" style:font-size-asian="10pt" style:font-size-complex="10pt"/>
    </style:style>
    <style:style style:name="P49" style:family="paragraph" style:parent-style-name="Preformatted_20_Text">
      <style:text-properties style:font-name="Calibri" fo:font-size="10pt" officeooo:paragraph-rsid="003b3e42" style:font-size-asian="10pt" style:font-size-complex="10pt"/>
    </style:style>
    <style:style style:name="P50" style:family="paragraph" style:parent-style-name="Preformatted_20_Text">
      <style:text-properties style:font-name="Calibri" fo:font-size="10pt" officeooo:paragraph-rsid="003a4dfc" style:font-size-asian="10pt" style:font-size-complex="10pt"/>
    </style:style>
    <style:style style:name="P51" style:family="paragraph" style:parent-style-name="Preformatted_20_Text">
      <style:text-properties style:font-name="Calibri" fo:font-size="10pt" officeooo:rsid="003f196c" officeooo:paragraph-rsid="003f196c" style:font-size-asian="10pt" style:font-size-complex="10pt"/>
    </style:style>
    <style:style style:name="P52" style:family="paragraph" style:parent-style-name="Preformatted_20_Text">
      <style:text-properties style:font-name="Calibri" fo:font-size="10pt" officeooo:paragraph-rsid="003f196c" style:font-size-asian="10pt" style:font-size-complex="10pt"/>
    </style:style>
    <style:style style:name="P53" style:family="paragraph" style:parent-style-name="Preformatted_20_Text">
      <style:text-properties style:font-name="Calibri" fo:font-size="10pt" style:text-underline-style="solid" style:text-underline-width="auto" style:text-underline-color="font-color" officeooo:rsid="00203ce5" officeooo:paragraph-rsid="00203ce5" style:font-size-asian="10pt" style:font-size-complex="10pt"/>
    </style:style>
    <style:style style:name="P54" style:family="paragraph" style:parent-style-name="Preformatted_20_Text">
      <style:text-properties style:font-name="Calibri" fo:font-size="10pt" style:text-underline-style="solid" style:text-underline-width="auto" style:text-underline-color="font-color" officeooo:paragraph-rsid="003b3e42" style:font-size-asian="10pt" style:font-size-complex="10pt"/>
    </style:style>
    <style:style style:name="P55" style:family="paragraph" style:parent-style-name="Preformatted_20_Text">
      <style:text-properties style:font-name="Calibri" fo:font-size="10pt" style:text-underline-style="solid" style:text-underline-width="auto" style:text-underline-color="font-color" officeooo:paragraph-rsid="003a4dfc" style:font-size-asian="10pt" style:font-size-complex="10pt"/>
    </style:style>
    <style:style style:name="P56" style:family="paragraph" style:parent-style-name="Preformatted_20_Text">
      <style:text-properties style:font-name="Calibri" fo:font-size="10pt" fo:font-weight="bold" officeooo:rsid="00203ce5" officeooo:paragraph-rsid="00203ce5" style:font-size-asian="10pt" style:font-weight-asian="bold" style:font-size-complex="10pt" style:font-weight-complex="bold"/>
    </style:style>
    <style:style style:name="P57" style:family="paragraph" style:parent-style-name="Preformatted_20_Text">
      <style:text-properties style:font-name="Calibri" fo:font-size="10pt" fo:font-weight="bold" officeooo:rsid="0032eaab" officeooo:paragraph-rsid="0032eaab" style:font-size-asian="10pt" style:font-weight-asian="bold" style:font-size-complex="10pt" style:font-weight-complex="bold"/>
    </style:style>
    <style:style style:name="P58" style:family="paragraph" style:parent-style-name="Preformatted_20_Text">
      <style:text-properties style:font-name="Calibri" fo:font-size="10pt" fo:font-weight="bold" officeooo:rsid="002b1616" officeooo:paragraph-rsid="00328ad2" style:font-size-asian="10pt" style:font-weight-asian="bold" style:font-size-complex="10pt" style:font-weight-complex="bold"/>
    </style:style>
    <style:style style:name="P59" style:family="paragraph" style:parent-style-name="Preformatted_20_Text">
      <style:text-properties style:font-name="Calibri" fo:font-size="10pt" fo:font-weight="bold" officeooo:rsid="003f196c" officeooo:paragraph-rsid="003f196c" style:font-name-asian="NSimSun1" style:font-size-asian="10pt" style:font-weight-asian="bold" style:font-name-complex="Liberation Mono" style:font-size-complex="10pt" style:font-weight-complex="bold"/>
    </style:style>
    <style:style style:name="P60" style:family="paragraph" style:parent-style-name="Preformatted_20_Text">
      <style:text-properties style:font-name="Calibri" fo:font-size="10pt" fo:font-weight="normal" officeooo:rsid="0033aca5" officeooo:paragraph-rsid="0033aca5" style:font-size-asian="10pt" style:font-weight-asian="normal" style:font-size-complex="10pt" style:font-weight-complex="normal"/>
    </style:style>
    <style:style style:name="P61" style:family="paragraph" style:parent-style-name="Preformatted_20_Text">
      <style:text-properties style:font-name="Calibri" fo:font-size="10pt" fo:font-weight="normal" officeooo:rsid="00203ce5" officeooo:paragraph-rsid="00203ce5" style:font-size-asian="10pt" style:font-weight-asian="normal" style:font-size-complex="10pt" style:font-weight-complex="normal"/>
    </style:style>
    <style:style style:name="P62" style:family="paragraph" style:parent-style-name="Preformatted_20_Text">
      <style:text-properties fo:color="#000000" loext:opacity="100%" style:font-name="Calibri" fo:font-size="10pt" style:text-underline-style="none" officeooo:rsid="00200721" style:font-size-asian="10pt" style:font-size-complex="10pt"/>
    </style:style>
    <style:style style:name="P63" style:family="paragraph" style:parent-style-name="Preformatted_20_Text">
      <style:text-properties officeooo:paragraph-rsid="003f196c"/>
    </style:style>
    <style:style style:name="P64" style:family="paragraph" style:parent-style-name="Standard">
      <style:text-properties officeooo:rsid="00200721"/>
    </style:style>
    <style:style style:name="P65" style:family="paragraph" style:parent-style-name="Standard">
      <style:text-properties officeooo:rsid="00256cdd" officeooo:paragraph-rsid="003b3e42"/>
    </style:style>
    <style:style style:name="T1" style:family="text">
      <style:text-properties officeooo:rsid="001c7233"/>
    </style:style>
    <style:style style:name="T2" style:family="text">
      <style:text-properties officeooo:rsid="00203ce5"/>
    </style:style>
    <style:style style:name="T3" style:family="text">
      <style:text-properties fo:font-variant="normal" fo:text-transform="none" fo:color="#1155cc" loext:opacity="100%" style:text-line-through-style="none" style:text-line-through-type="none" style:font-name="Calibri" fo:font-size="10pt" fo:font-style="normal" style:text-underline-style="solid" style:text-underline-width="auto" style:text-underline-color="font-color" fo:font-weight="normal" style:text-blinking="false" fo:background-color="#ffffff" loext:char-shading-value="0" style:font-name-asian="NSimSun1" style:font-size-asian="10pt" style:font-name-complex="Liberation Mono" style:font-size-complex="10pt"/>
    </style:style>
    <style:style style:name="T4"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3df1fc" style:text-blinking="false" fo:background-color="#ffffff" loext:char-shading-value="0" style:font-name-asian="NSimSun1" style:font-size-asian="10pt" style:font-name-complex="Liberation Mono" style:font-size-complex="10pt"/>
    </style:style>
    <style:style style:name="T5" style:family="text">
      <style:text-properties style:text-underline-style="none" officeooo:rsid="00399519" style:font-name-asian="NSimSun1" style:font-name-complex="Liberation Mono"/>
    </style:style>
    <style:style style:name="T6" style:family="text">
      <style:text-properties style:text-underline-style="solid" style:text-underline-width="auto" style:text-underline-color="font-color"/>
    </style:style>
    <style:style style:name="T7" style:family="text">
      <style:text-properties officeooo:rsid="002154e8"/>
    </style:style>
    <style:style style:name="T8" style:family="text">
      <style:text-properties officeooo:rsid="0027f72e"/>
    </style:style>
    <style:style style:name="T9" style:family="text">
      <style:text-properties officeooo:rsid="002c46c7"/>
    </style:style>
    <style:style style:name="T10" style:family="text">
      <style:text-properties officeooo:rsid="002f72c4"/>
    </style:style>
    <style:style style:name="T11" style:family="text">
      <style:text-properties fo:font-weight="bold" style:font-weight-asian="bold" style:font-weight-complex="bold"/>
    </style:style>
    <style:style style:name="T12" style:family="text">
      <style:text-properties fo:font-weight="bold" officeooo:rsid="00203ce5" style:font-weight-asian="bold" style:font-weight-complex="bold"/>
    </style:style>
    <style:style style:name="T13" style:family="text">
      <style:text-properties fo:font-weight="bold" style:font-name-asian="NSimSun1" style:font-weight-asian="bold" style:font-name-complex="Liberation Mono" style:font-weight-complex="bold"/>
    </style:style>
    <style:style style:name="T14" style:family="text">
      <style:text-properties fo:font-weight="bold" officeooo:rsid="0036bea4" style:font-name-asian="NSimSun1" style:font-weight-asian="bold" style:font-name-complex="Liberation Mono" style:font-weight-complex="bold"/>
    </style:style>
    <style:style style:name="T15" style:family="text">
      <style:text-properties fo:font-weight="bold" officeooo:rsid="00328ad2" style:font-name-asian="NSimSun1" style:font-weight-asian="bold" style:font-name-complex="Liberation Mono" style:font-weight-complex="bold"/>
    </style:style>
    <style:style style:name="T16" style:family="text">
      <style:text-properties fo:font-weight="bold" officeooo:rsid="0032eaab" style:font-name-asian="NSimSun1" style:font-weight-asian="bold" style:font-name-complex="Liberation Mono" style:font-weight-complex="bold"/>
    </style:style>
    <style:style style:name="T17" style:family="text">
      <style:text-properties officeooo:rsid="0031b434"/>
    </style:style>
    <style:style style:name="T18" style:family="text">
      <style:text-properties officeooo:rsid="00328ad2"/>
    </style:style>
    <style:style style:name="T19" style:family="text">
      <style:text-properties officeooo:rsid="0032eaab"/>
    </style:style>
    <style:style style:name="T20" style:family="text">
      <style:text-properties officeooo:rsid="0034cd32"/>
    </style:style>
    <style:style style:name="T21" style:family="text">
      <style:text-properties officeooo:rsid="003a4dfc"/>
    </style:style>
    <style:style style:name="T22" style:family="text">
      <style:text-properties officeooo:rsid="003b3e42"/>
    </style:style>
    <style:style style:name="T23" style:family="text">
      <style:text-properties officeooo:rsid="003cbe93"/>
    </style:style>
    <style:style style:name="T24" style:family="text">
      <style:text-properties style:font-name="Calibri" fo:font-size="10pt" style:font-name-asian="NSimSun1" style:font-size-asian="10pt" style:font-name-complex="Liberation Mono" style:font-size-complex="10pt"/>
    </style:style>
    <style:style style:name="T25" style:family="text">
      <style:text-properties style:font-name="Calibri" fo:font-size="10pt" officeooo:rsid="003b3e42" style:font-name-asian="NSimSun1" style:font-size-asian="10pt" style:font-name-complex="Liberation Mono" style:font-size-complex="10pt"/>
    </style:style>
    <style:style style:name="T26" style:family="text">
      <style:text-properties style:font-name="Calibri" fo:font-size="10pt" officeooo:rsid="003f196c" style:font-name-asian="NSimSun1" style:font-size-asian="10pt" style:font-name-complex="Liberation Mono" style:font-size-complex="10pt"/>
    </style:style>
    <style:style style:name="T27" style:family="text">
      <style:text-properties style:font-name="Calibri" fo:font-size="10pt" officeooo:rsid="00231541" style:font-name-asian="NSimSun1" style:font-size-asian="10pt" style:font-name-complex="Liberation Mono" style:font-size-complex="10pt"/>
    </style:style>
    <style:style style:name="T28" style:family="text">
      <style:text-properties style:font-name="Calibri" fo:font-size="10pt" officeooo:rsid="0040a0c1" style:font-name-asian="NSimSun1" style:font-size-asian="10pt" style:font-name-complex="Liberation Mono" style:font-size-complex="10pt"/>
    </style:style>
    <style:style style:name="T29" style:family="text">
      <style:text-properties style:font-name="Calibri" fo:font-size="10pt" officeooo:rsid="0023829c" style:font-name-asian="NSimSun1" style:font-size-asian="10pt" style:font-name-complex="Liberation Mono" style:font-size-complex="10pt"/>
    </style:style>
    <style:style style:name="T30" style:family="text">
      <style:text-properties style:font-name="Calibri" fo:font-size="10pt" officeooo:rsid="003a4dfc" style:font-name-asian="NSimSun1" style:font-size-asian="10pt" style:font-name-complex="Liberation Mono" style:font-size-complex="10pt"/>
    </style:style>
    <style:style style:name="T31" style:family="text">
      <style:text-properties style:font-name="Calibri" fo:font-size="10pt" style:font-size-asian="10pt" style:font-size-complex="10pt"/>
    </style:style>
    <style:style style:name="T32" style:family="text">
      <style:text-properties style:font-name="Calibri" fo:font-size="10pt" officeooo:rsid="002100cb" style:font-size-asian="10pt" style:font-size-complex="10pt"/>
    </style:style>
    <style:style style:name="T33" style:family="text">
      <style:text-properties style:font-name="Calibri" fo:font-size="10pt" officeooo:rsid="003b3e42" style:font-size-asian="10pt" style:font-size-complex="10pt"/>
    </style:style>
    <style:style style:name="T34" style:family="text">
      <style:text-properties style:font-name="Calibri" fo:font-size="10pt" officeooo:rsid="002154e8" style:font-size-asian="10pt" style:font-size-complex="10pt"/>
    </style:style>
    <style:style style:name="T35" style:family="text">
      <style:text-properties style:font-name="Calibri" fo:font-size="10pt" officeooo:rsid="003f196c" style:font-size-asian="10pt" style:font-size-complex="10pt"/>
    </style:style>
    <style:style style:name="T36" style:family="text">
      <style:text-properties style:font-name="Calibri" fo:font-size="10pt" officeooo:rsid="00231541" style:font-size-asian="10pt" style:font-size-complex="10pt"/>
    </style:style>
    <style:style style:name="T37" style:family="text">
      <style:text-properties style:font-name-asian="NSimSun1" style:font-name-complex="Liberation Mono"/>
    </style:style>
    <style:style style:name="T38" style:family="text">
      <style:text-properties officeooo:rsid="00231541" style:font-name-asian="NSimSun1" style:font-name-complex="Liberation Mono"/>
    </style:style>
    <style:style style:name="T39" style:family="text">
      <style:text-properties officeooo:rsid="003a4dfc" style:font-name-asian="NSimSun1" style:font-name-complex="Liberation Mono"/>
    </style:style>
    <style:style style:name="T40" style:family="text">
      <style:text-properties officeooo:rsid="0034cd32" style:font-name-asian="NSimSun1" style:font-name-complex="Liberation Mono"/>
    </style:style>
    <style:style style:name="T41" style:family="text">
      <style:text-properties officeooo:rsid="002c46c7" style:font-name-asian="NSimSun1" style:font-name-complex="Liberation Mono"/>
    </style:style>
    <style:style style:name="T42" style:family="text">
      <style:text-properties officeooo:rsid="00328ad2" style:font-name-asian="NSimSun1" style:font-name-complex="Liberation Mono"/>
    </style:style>
    <style:style style:name="T43" style:family="text">
      <style:text-properties officeooo:rsid="0027ecfb" style:font-name-asian="NSimSun1" style:font-name-complex="Liberation Mono"/>
    </style:style>
    <style:style style:name="T44" style:family="text">
      <style:text-properties officeooo:rsid="002b1616" style:font-name-asian="NSimSun1" style:font-name-complex="Liberation Mono"/>
    </style:style>
    <style:style style:name="T45" style:family="text">
      <style:text-properties officeooo:rsid="0032eaab" style:font-name-asian="NSimSun1" style:font-name-complex="Liberation Mono"/>
    </style:style>
    <style:style style:name="T46" style:family="text">
      <style:text-properties officeooo:rsid="00271276" style:font-name-asian="NSimSun1" style:font-name-complex="Liberation Mono"/>
    </style:style>
    <style:style style:name="T47" style:family="text">
      <style:text-properties officeooo:rsid="0033aca5" style:font-name-asian="NSimSun1" style:font-name-complex="Liberation Mono"/>
    </style:style>
    <style:style style:name="T48" style:family="text">
      <style:text-properties officeooo:rsid="00399519" style:font-name-asian="NSimSun1" style:font-name-complex="Liberation Mono"/>
    </style:style>
    <style:style style:name="T49" style:family="text">
      <style:text-properties officeooo:rsid="0036bea4" style:font-name-asian="NSimSun1" style:font-name-complex="Liberation Mono"/>
    </style:style>
    <style:style style:name="T50" style:family="text">
      <style:text-properties officeooo:rsid="00389700" style:font-name-asian="NSimSun1" style:font-name-complex="Liberation Mono"/>
    </style:style>
    <style:style style:name="T51" style:family="text">
      <style:text-properties officeooo:rsid="003b3e42" style:font-name-asian="NSimSun1" style:font-name-complex="Liberation Mono"/>
    </style:style>
    <style:style style:name="T52" style:family="text">
      <style:text-properties officeooo:rsid="0031b434" style:font-name-asian="NSimSun1" style:font-name-complex="Liberation Mono"/>
    </style:style>
    <style:style style:name="T53" style:family="text">
      <style:text-properties officeooo:rsid="0040a0c1" style:font-name-asian="NSimSun1" style:font-name-complex="Liberation Mono"/>
    </style:style>
    <style:style style:name="T54" style:family="text">
      <style:text-properties officeooo:rsid="003f196c"/>
    </style:style>
    <style:style style:name="T55" style:family="text">
      <style:text-properties officeooo:rsid="0040a0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vation zu <text:span text:style-name="T8">O</text:span><text:span text:style-name="T2">pen Source Software</text:span></text:p>
      <text:p text:style-name="Preformatted_20_Text"/>
      <text:p text:style-name="P20"><text:span text:style-name="T6">Wissenschaftlicher Teil</text:span></text:p>
      <text:p text:style-name="P53"/>
      <text:p text:style-name="P11">Aufbau:</text:p>
      <text:p text:style-name="P12">(Definition Motivation)</text:p>
      <text:p text:style-name="P12">Publikation A: Motivation des Entwicklers</text:p>
      <text:p text:style-name="P12">Publikation B: Motivation des Entwicklers intrinsisch/ extrinsische</text:p>
      <text:p text:style-name="P13">(Publikation C: Umfrage zu OSS)</text:p>
      <text:p text:style-name="P12">Publikation <text:span text:style-name="T23">D</text:span>: Motivation des Unternehmens</text:p>
      <text:p text:style-name="P53"/>
      <text:p text:style-name="P56">Motivation:</text:p>
      <text:p text:style-name="P18">Def<text:span text:style-name="T23">inition</text:span></text:p>
      <text:p text:style-name="P21">“Motivation lässt sich definieren als die »aktivierende Ausrichtung des momentanen Lebensvollzugs auf einen positiv bewerteten Zielzustand« </text:p>
      <text:p text:style-name="P21">(Rheinberg, 2004b, S. 17).</text:p>
      <text:p text:style-name="P19"/>
      <text:p text:style-name="P23">Intrinsische Motivation:</text:p>
      <text:p text:style-name="P18">“Intrinsische Motivation bedeutet, du führst eine Tätigkeit einfach nur um ihrer selbst willen durch. Die Tätigkeit erfüllt keinen weiteren Zweck, außer dir Spaß zu bereiten. Das ist der Kern der intrinsischen Motivation. Extrinsische Motivation bedeutet: Ich tue etwas, um damit ein bestimmtes Ziel zu erreichen.”</text:p>
      <text:p text:style-name="P19"/>
      <text:p text:style-name="P23">extrinsische Motivation:</text:p>
      <text:p text:style-name="P24">Eine Aufgabe wird nicht um ihres Willenns gelöst, sondern weil externe Einflüsse einen dazu motivieren. Beispiele für extrinsische Motivation sind bspw. Status, Geld, Reputation sein.</text:p>
      <text:p text:style-name="P62"><text:span text:style-name="T37"/></text:p>
      <text:p text:style-name="P64"><text:bookmark text:name="docs-internal-guid-ffff2b2a-7fff-e747-7b9d-f081171ea824"/><text:span text:style-name="T4">Quelle: </text:span><text:a xlink:type="simple" xlink:href="https://zeitzuleben.de/intrinsische-motivation/#:~:text=Intrinsische%20Motivation%20bedeutet%2C%20du%20führst,ein%20bestimmtes%20Ziel%20zu%20erreichen" text:style-name="Internet_20_link" text:visited-style-name="Visited_20_Internet_20_Link"><text:span text:style-name="T3">https://zeitzuleben.de/intrinsische-motivation/#:~:text=Intrinsische%20Motivation%20bedeutet%2C%20du%20f%C3%BChrst,ein%20bestimmtes%20Ziel%20zu%20erreiche</text:span></text:a><text:span text:style-name="T24"> </text:span></text:p>
      <text:p text:style-name="P22"><text:span text:style-name="T37"/></text:p>
      <text:p text:style-name="P25"><text:span text:style-name="T11">Publikation A:</text:span></text:p>
      <text:p text:style-name="P59">Spass und Software-Entwicklung: zur Motivation von Open-Source-Programmierern, Luthiger Stoll, Benno</text:p>
      <text:p text:style-name="P28">- <text:span text:style-name="T54">Arbeit beschäftigt sich mit der Motivation hinter der OSS Entwicklern und dem Zusammenhang zum Flow-Konzept</text:span></text:p>
      <text:p text:style-name="P51"/>
      <text:p text:style-name="P30">Gebrauch: </text:p>
      <text:p text:style-name="P63"><text:span text:style-name="T34">Motivation entspringt dem Bedürfnis das eigene Problem, welche durch eine geeignete Software gelöst werden kann, zu lösen indem neue Software geschrieben oder Anpassung an existierender der Software behoben werden kann, zu lösen. </text:span></text:p>
      <text:p text:style-name="P29"/>
      <text:p text:style-name="P52"><text:span text:style-name="T7">Reputation und Signalproduktion: </text:span></text:p>
      <text:p text:style-name="P63"><text:span text:style-name="T36">Beiträge der einzelnen Entwicklern </text:span><text:span text:style-name="T26">kann </text:span><text:span text:style-name="T36">sehr gut verfolgt werden. </text:span><text:span text:style-name="T35">Die</text:span><text:span text:style-name="T36"> Qualität und Quantität der Beiträge </text:span><text:span text:style-name="T27">widerspiegel</text:span><text:span text:style-name="T26">t in der Open Source Community</text:span><text:span text:style-name="T27"> </text:span><text:span text:style-name="T26">die</text:span><text:span text:style-name="T27"> Reputation und </text:span><text:span text:style-name="T26">den</text:span><text:span text:style-name="T27"> Status </text:span><text:span text:style-name="T26">des Entwicklers </text:span><text:span text:style-name="T27">i</text:span><text:span text:style-name="T26">m</text:span><text:span text:style-name="T27"> Projekt. Auch </text:span><text:span text:style-name="T26">Personen, die keine IT</text:span><text:span text:style-name="T27"> Fachpersonen </text:span><text:span text:style-name="T26">sind können anhand dieser Merkmaler Rückschlüsse auf </text:span><text:span text:style-name="T27">das Können/ Talent einer Entwicklers </text:span><text:span text:style-name="T26">machen, was zu Jobangeboten, etc. führen kann.</text:span></text:p>
      <text:p text:style-name="P52"><text:span text:style-name="T38"/></text:p>
      <text:p text:style-name="P52"><text:span text:style-name="T38">Identifikation mit der Gruppe:</text:span></text:p>
      <text:p text:style-name="P6"><text:span text:style-name="T26">J</text:span><text:span text:style-name="T27">e mehr eine Person sich mit einer Gruppe, in diesem Fall </text:span><text:span text:style-name="T28">dem</text:span><text:span text:style-name="T27"> </text:span><text:span text:style-name="T28">OSS</text:span><text:span text:style-name="T27"> </text:span><text:span text:style-name="T28">P</text:span><text:span text:style-name="T27">rojekt identifizieren kann, desto engagierter ist diese Person, </text:span><text:span text:style-name="T28">desto</text:span><text:span text:style-name="T27"> grösser ist </text:span><text:span text:style-name="T28">ihr</text:span><text:span text:style-name="T27"> Beitrag.</text:span></text:p>
      <text:p text:style-name="P6"><text:span text:style-name="T27"/></text:p>
      <text:p text:style-name="P31"><text:span text:style-name="T53">L</text:span><text:span text:style-name="T37">ernen:</text:span></text:p>
      <text:p text:style-name="P6"><text:span text:style-name="T28">Viele nutzen OSS Projekte als eine Plattform E</text:span><text:span text:style-name="T29">rfahrung </text:span><text:span text:style-name="T28">zu </text:span><text:span text:style-name="T29">sammeln </text:span><text:span text:style-name="T28">und die eigenen</text:span><text:span text:style-name="T29"> </text:span><text:span text:style-name="T28">F</text:span><text:span text:style-name="T29">ähigkeiten a</text:span><text:span text:style-name="T28">ls</text:span><text:span text:style-name="T29"> </text:span><text:span text:style-name="T28">E</text:span><text:span text:style-name="T29">ntwickler </text:span><text:span text:style-name="T28">zu </text:span><text:span text:style-name="T29">verbessern.</text:span></text:p>
      <text:p text:style-name="P32"><text:span text:style-name="T37"/></text:p>
      <text:p text:style-name="P6"><text:span text:style-name="T28">A</text:span><text:span text:style-name="T29">ltruismus:</text:span></text:p>
      <text:p text:style-name="P6"><text:span text:style-name="T28">Das G</text:span><text:span text:style-name="T29">efühl an etwas wahrem/ richtigen beizutragen. </text:span><text:span text:style-name="T28">Ein Gefühl der Verpflichtung </text:span><text:span text:style-name="T29">an eine</text:span><text:span text:style-name="T28">r Software, welche man selber benutzt, einen Beitrag zu leisten/ etwas </text:span><text:span text:style-name="T29">zurückzugeben.</text:span></text:p>
      <text:p text:style-name="P33"/>
      <text:p text:style-name="P65"><text:span text:style-name="T33">Quelle: </text:span><text:a xlink:type="simple" xlink:href="https://www.zora.uzh.ch/id/eprint/163377/1/20060094.pdf" text:style-name="Internet_20_link" text:visited-style-name="Visited_20_Internet_20_Link"><text:span text:style-name="T32">https://www.zora.uzh.ch/id/eprint/163377/1/20060094.pdf</text:span></text:a></text:p>
      <text:p text:style-name="P50"/>
      <text:p text:style-name="P50"/>
      <text:p text:style-name="P57"><text:soft-page-break/>Publikation B:</text:p>
      <text:p text:style-name="P58">Carrots and <text:span text:style-name="T20">R</text:span>ainbows: Motivation and Social Practice in Open Source Software Developement</text:p>
      <text:p text:style-name="P35">- es werden verschiedene Fragen bearbeitet, unter anderem die Motivation zum <text:span text:style-name="T19">B</text:span>eitragen an der Entwicklung von OSS</text:p>
      <text:p text:style-name="P35">- <text:span text:style-name="T20">R</text:span>eview von bereits existierenden OSS Literatur über Motivation </text:p>
      <text:p text:style-name="P36">- 40 Publikation Untersucht, <text:span text:style-name="T9">Motivation in drei Kategorien aufgeteilt (Intrinsisch, </text:span><text:span text:style-name="T40">internalisierte extrinsische Motivation</text:span><text:span text:style-name="T9">, extrinsisch) </text:span></text:p>
      <text:p text:style-name="P35"><text:span text:style-name="T9">– eine Publikation kann mehrere Motivationen anzeigen</text:span></text:p>
      <text:p text:style-name="P35"/>
      <text:p text:style-name="P37">Ranking</text:p>
      <text:p text:style-name="P38"><text:span text:style-name="T41">1. </text:span><text:span text:style-name="T42">Eigenbenutzung</text:span><text:span text:style-name="T43"> </text:span><text:span text:style-name="T44">(</text:span><text:span text:style-name="T40">internalisierte extrinsische Motivation</text:span><text:span text:style-name="T44">)</text:span></text:p>
      <text:p text:style-name="P38"><text:span text:style-name="T41">2. </text:span><text:span text:style-name="T42">Lernen</text:span><text:span text:style-name="T43"> </text:span><text:span text:style-name="T44">(</text:span><text:span text:style-name="T40">internalisiert extrinsische Motivation</text:span><text:span text:style-name="T44">)</text:span></text:p>
      <text:p text:style-name="P38"><text:span text:style-name="T41">3. </text:span><text:span text:style-name="T45">Reputation </text:span><text:span text:style-name="T44">(</text:span><text:span text:style-name="T40">internalisiert extrinsische Motivation</text:span><text:span text:style-name="T44">)</text:span></text:p>
      <text:p text:style-name="P39"><text:span text:style-name="T41">4. </text:span><text:span text:style-name="T45">Altruismus</text:span><text:span text:style-name="T43"> </text:span><text:span text:style-name="T44">(</text:span><text:span text:style-name="T40">intrinsische Motivation</text:span><text:span text:style-name="T44">)</text:span></text:p>
      <text:p text:style-name="P40"><text:span text:style-name="T37"/></text:p>
      <text:p text:style-name="P39"><text:span text:style-name="T44">Intrinsisch: </text:span><text:span text:style-name="T46">Ideologie <text:s/></text:span><text:span text:style-name="T44">(</text:span><text:span text:style-name="T46">11</text:span><text:span text:style-name="T44">), Al</text:span><text:span text:style-name="T46">trui</text:span><text:span text:style-name="T44">smus</text:span><text:span text:style-name="T46"> </text:span><text:span text:style-name="T44">(</text:span><text:span text:style-name="T46">12</text:span><text:span text:style-name="T44">)</text:span><text:span text:style-name="T46">, </text:span><text:span text:style-name="T40">Community</text:span><text:span text:style-name="T46"> </text:span><text:span text:style-name="T44">(</text:span><text:span text:style-name="T46">7</text:span><text:span text:style-name="T44">)</text:span><text:span text:style-name="T46">, </text:span><text:span text:style-name="T44">Spass</text:span><text:span text:style-name="T46"> </text:span><text:span text:style-name="T44">(</text:span><text:span text:style-name="T46">10</text:span><text:span text:style-name="T44">)</text:span></text:p>
      <text:p text:style-name="P39"><text:span text:style-name="T40">Internalisiert</text:span><text:span text:style-name="T41"> </text:span><text:span text:style-name="T40">e</text:span><text:span text:style-name="T41">xtrinsisch: R</text:span><text:span text:style-name="T46">eputation </text:span><text:span text:style-name="T41">(</text:span><text:span text:style-name="T46">15</text:span><text:span text:style-name="T41">), </text:span><text:span text:style-name="T40">Reziprozität</text:span><text:span text:style-name="T46"> </text:span><text:span text:style-name="T41">(</text:span><text:span text:style-name="T46">8</text:span><text:span text:style-name="T41">), Lernen</text:span><text:span text:style-name="T46"> </text:span><text:span text:style-name="T41">(</text:span><text:span text:style-name="T46">16</text:span><text:span text:style-name="T41">), Eigenbenutzung</text:span><text:span text:style-name="T46"> </text:span><text:span text:style-name="T41">(</text:span><text:span text:style-name="T46">17</text:span><text:span text:style-name="T41">)</text:span></text:p>
      <text:p text:style-name="P39"><text:span text:style-name="T41">Extrinsisch: Kariere</text:span><text:span text:style-name="T46"> </text:span><text:span text:style-name="T41">(</text:span><text:span text:style-name="T46">10</text:span><text:span text:style-name="T41">), Geld</text:span><text:span text:style-name="T46"> </text:span><text:span text:style-name="T41">(</text:span><text:span text:style-name="T46">8</text:span><text:span text:style-name="T41">)</text:span></text:p>
      <text:p text:style-name="P41"><text:span text:style-name="T37"/></text:p>
      <text:p text:style-name="P4"><text:span text:style-name="T25">Quelle: </text:span><text:a xlink:type="simple" xlink:href="https://www.jstor.org/stable/pdf/41703471.pdf?ab_segments=0%2Fbasic_SYC-5187_SYC-5188%2F5188&amp;refreqid=fastly-default%3A22f60a2d029120b95b2c582e3480d8a7" text:style-name="Internet_20_link" text:visited-style-name="Visited_20_Internet_20_Link"><text:span text:style-name="T24">https://www.jstor.org/stable/pdf/41703471.pdf?ab_segments=0%2Fbasic_SYC-5187_SYC-5188%2F5188&amp;refreqid=fastly-default%3A22f60a2d029120b95b2c582e3480d8a7</text:span></text:a></text:p>
      <text:p text:style-name="P41"><text:span text:style-name="T37"/></text:p>
      <text:p text:style-name="P25"><text:span text:style-name="T13">Publikation C:</text:span></text:p>
      <text:p text:style-name="P42"><text:span text:style-name="T13">Future of </text:span><text:span text:style-name="T14">O</text:span><text:span text:style-name="T13">pen </text:span><text:span text:style-name="T14">S</text:span><text:span text:style-name="T13">ource, </text:span><text:span text:style-name="T14">S</text:span><text:span text:style-name="T13">urvey 2016, Black Duck &amp; North Bridge</text:span></text:p>
      <text:p text:style-name="P60"><text:span text:style-name="T37">- Umfrage</text:span></text:p>
      <text:p text:style-name="P25"><text:span text:style-name="T37">- </text:span><text:span text:style-name="T47">13</text:span><text:span text:style-name="T48">13</text:span><text:span text:style-name="T47"> Teilnehmern von 64 Ländern</text:span></text:p>
      <text:p text:style-name="P25"><text:span text:style-name="T47"/></text:p>
      <text:p text:style-name="P14"><text:span text:style-name="T49">W</text:span><text:span text:style-name="T37">arum partizipieren?</text:span></text:p>
      <text:p text:style-name="P14"><text:span text:style-name="T37">- 67% geben an teilzunehmen um Fehler zu beheben und funktionalität zum Projekt hinzuzufügen</text:span></text:p>
      <text:p text:style-name="P26"><text:span text:style-name="T5">- 59% nehmen teil um einen Wettbewerbsvorteil zu erreichen</text:span></text:p>
      <text:p text:style-name="P26"><text:span text:style-name="T5"/></text:p>
      <text:p text:style-name="P10">Warum Open Source?</text:p>
      <text:p text:style-name="P14"><text:span text:style-name="T37">1. Qualität der Software/ Softwarelösungen</text:span></text:p>
      <text:p text:style-name="P14"><text:span text:style-name="T37">2. wettbewerbsfähige Features &amp; technische Fähigkeiten</text:span></text:p>
      <text:p text:style-name="P43"><text:span text:style-name="T5">3. Flexibilität gegenüber Fehlerbehebung und Anpassungsfähigkeit</text:span></text:p>
      <text:p text:style-name="P15"><text:span text:style-name="T49"/></text:p>
      <text:p text:style-name="P16"><text:span text:style-name="T37">Allgemeine </text:span><text:span text:style-name="T49">V</text:span><text:span text:style-name="T37">orteile:</text:span></text:p>
      <text:p text:style-name="P15"><text:span text:style-name="T49">Unternehmensmehrwert</text:span></text:p>
      <text:p text:style-name="P44"><text:span text:style-name="T49">- OSS wird benutzt um den Entwicklungsprozess voran zu treiben</text:span></text:p>
      <text:p text:style-name="P44"><text:span text:style-name="T49">- mehr als 55% benutzen Open Source in Produktionsumgebung</text:span></text:p>
      <text:p text:style-name="P44"><text:span text:style-name="T49"/></text:p>
      <text:p text:style-name="P44"><text:span text:style-name="T49">Antrieb für Innovation</text:span></text:p>
      <text:p text:style-name="P44"><text:span text:style-name="T49">- fördert schnellere und agilere Entwicklung</text:span></text:p>
      <text:p text:style-name="P44"><text:span text:style-name="T49">- beschleunigt Markteinführungszeit</text:span></text:p>
      <text:p text:style-name="P44"><text:span text:style-name="T49">- bessere Interoperabilität </text:span></text:p>
      <text:p text:style-name="P45"><text:span text:style-name="T37"/></text:p>
      <text:p text:style-name="P45"><text:span text:style-name="T37">Verbreitung von Open Source Geschäftsmodellen und -Investitionen </text:span></text:p>
      <text:p text:style-name="P45"><text:span text:style-name="T37">- Entstehung von diversen Geschäftsmodellen, welche weniger abhängig von SaaS und Service/ Support sind</text:span></text:p>
      <text:p text:style-name="P45"><text:span text:style-name="T37">- private Open Source Finanzierung innerhalb von 5 Jahren vervierfacht</text:span></text:p>
      <text:p text:style-name="P46"><text:span text:style-name="T50"/></text:p>
      <text:p text:style-name="P27"><text:span text:style-name="T51">Quellen:</text:span></text:p>
      <text:p text:style-name="P27"><text:span text:style-name="T37">https://www.slideshare.net/North_Bridge/2016-future-of-open-source-study-61431845</text:span></text:p>
      <text:p text:style-name="P5"><text:a xlink:type="simple" xlink:href="https://www.businesswire.com/news/home/20160427005325/en/Black-Duck-North-Bridge-Release-Results-10th" text:style-name="Internet_20_link" text:visited-style-name="Visited_20_Internet_20_Link"><text:span text:style-name="T24">https://www.businesswire.com/news/home/20160427005325/en/Black-Duck-North-Bridge-Release-Results-10th</text:span></text:a></text:p>
      <text:p text:style-name="P25"><text:span text:style-name="T37">https://opensource.com/business/14/8/black-duck-oss-survey-2014</text:span></text:p>
      <text:p text:style-name="P25"><text:span text:style-name="T37"/></text:p>
      <text:p text:style-name="P25"><text:span text:style-name="T37"/></text:p>
      <text:p text:style-name="P25"><text:span text:style-name="T37"/></text:p>
      <text:p text:style-name="P25"><text:span text:style-name="T37"/></text:p>
      <text:p text:style-name="P25"><text:span text:style-name="T37"/></text:p>
      <text:p text:style-name="P39"><text:soft-page-break/><text:span text:style-name="T15">Publikation </text:span><text:span text:style-name="T16">D</text:span><text:span text:style-name="T12">: </text:span></text:p>
      <text:p text:style-name="P39"><text:span text:style-name="T15">Open Source Studie Schweiz 2018, Forschungsstelle Digitale Nachhaltigkeit</text:span></text:p>
      <text:p text:style-name="P61">- <text:span text:style-name="T17">alle 3 Jahre durchgeführte Studie zur Befragung von Unternehmen und Behörde Themen Betreffend Open Source Software</text:span></text:p>
      <text:p text:style-name="P61">- <text:span text:style-name="T17">Studie von swissICT und CH Open durchgeführt</text:span></text:p>
      <text:p text:style-name="P61">- <text:span text:style-name="T17">243 befragte Unternehmen</text:span></text:p>
      <text:p text:style-name="P61">- <text:span text:style-name="T17">Ergebnisse 2018 bestärken Aktualität von OSS in der heutigen Zeit</text:span></text:p>
      <text:p text:style-name="P61">- <text:span text:style-name="T17">durchschnittlicher Wachstum von 7.2% </text:span></text:p>
      <text:p text:style-name="P61"/>
      <text:p text:style-name="P18">Motivation/ <text:span text:style-name="T1">Gründe</text:span> des Einsatzes O<text:span text:style-name="T17">S</text:span>S in Organisation</text:p>
      <text:p text:style-name="P18">1) Inter<text:span text:style-name="T17">o</text:span>p<text:span text:style-name="T17">era</text:span><text:span text:style-name="T52">bil</text:span>i<text:span text:style-name="T17">t</text:span>ät (Unterstützung von offenen Standards) (87.3 % wichtig/ sehr wichtig)</text:p>
      <text:p text:style-name="P18">- <text:span text:style-name="T18">Unabhängigkeit </text:span></text:p>
      <text:p text:style-name="P18">2) Breit abgestützte Software-Lösung und -Komponenten (hohe Verbreitung) (84.3% wichtig/ sehr wichtig)</text:p>
      <text:p text:style-name="P18">- <text:span text:style-name="T18">Flexibilität bei der Gestaltung der IT</text:span></text:p>
      <text:p text:style-name="P18">3) Breite Community für Wissensaustausch (83.9 wichtig/ sehr wichtig)</text:p>
      <text:p text:style-name="P47">4) erhöhte <text:span text:style-name="T17">S</text:span>icherheit <text:span text:style-name="T17">(81.4% wichtig/ sehr wichtig)</text:span></text:p>
      <text:p text:style-name="P48"><text:span text:style-name="T1">- </text:span><text:span text:style-name="T18">Community Dynamic der O</text:span><text:span text:style-name="T42">SS</text:span><text:span text:style-name="T18"> </text:span><text:span text:style-name="T42">unterstützt</text:span><text:span text:style-name="T18"> schnelle Erkennung von Bugs</text:span></text:p>
      <text:p text:style-name="P47">5) erhöhte <text:span text:style-name="T17">S</text:span>tabilität <text:span text:style-name="T17">(79.5% wichtig/s sehr wichtig)</text:span></text:p>
      <text:p text:style-name="P47">- <text:span text:style-name="T18">breit abgedecktes Entwicklerteam und Know-how bei grossen Projekten</text:span></text:p>
      <text:p text:style-name="P47"/>
      <text:p text:style-name="P33"><text:span text:style-name="T22">Quelle: </text:span>https://www.oss-studie.ch</text:p>
      <text:p text:style-name="P47"/>
      <text:p text:style-name="P47"/>
      <text:p text:style-name="P54"><text:span text:style-name="T22">Weitere </text:span><text:span text:style-name="T51">Puplikationen</text:span><text:span text:style-name="T22">:</text:span></text:p>
      <text:p text:style-name="P7"><text:a xlink:type="simple" xlink:href="https://www.medienkultur.org/sm2/org/tragik/ha/projektarbeit_opensource.pdf" text:style-name="Internet_20_link" text:visited-style-name="Visited_20_Internet_20_Link"><text:span text:style-name="T31">https://www.medienkultur.org/sm2/org/tragik/ha/projektarbeit_opensource.pdf</text:span></text:a></text:p>
      <text:p text:style-name="P8"><text:a xlink:type="simple" xlink:href="https://www.jstor.org/stable/pdf/27751021.pdf?ab_segments=0%2Fbasic_SYC-5187_SYC-5188%2F5188&amp;refreqid=fastly-default%3A22f60a2d029120b95b2c582e3480d8a7" text:style-name="Internet_20_link" text:visited-style-name="Visited_20_Internet_20_Link"><text:span text:style-name="T31">https://www.jstor.org/stable/pdf/27751021.pdf?ab_segments=0%2Fbasic_SYC-5187_SYC-5188%2F5188&amp;refreqid=fastly-default%3A22f60a2d029120b95b2c582e3480d8a7</text:span></text:a></text:p>
      <text:p text:style-name="P3"><text:a xlink:type="simple" xlink:href="https://www.jstor.org/stable/pdf/20110574.pdf?ab_segments=0%2Fbasic_SYC-5187_SYC-5188%2F5188&amp;refreqid=fastly-default%3A793cb6f372c9edc6d0f7da5e61117b9e" text:style-name="Internet_20_link" text:visited-style-name="Visited_20_Internet_20_Link"><text:span text:style-name="T31">https://www.jstor.org/stable/pdf/20110574.pdf?ab_segments=0%2Fbasic_SYC-5187_SYC-5188%2F5188&amp;refreqid=fastly-default%3A793cb6f372c9edc6d0f7da5e61117b9e</text:span></text:a></text:p>
      <text:p text:style-name="P17">kostenpflichtig:</text:p>
      <text:p text:style-name="P9"><text:a xlink:type="simple" xlink:href="https://www.tandfonline.com/doi/pdf/10.1080/10864415.2002.11044241?needAccess=true" text:style-name="Internet_20_link" text:visited-style-name="Visited_20_Internet_20_Link"><text:span text:style-name="T31">https://www.tandfonline.com/doi/pdf/10.1080/10864415.2002.11044241?needAccess=true</text:span></text:a></text:p>
      <text:p text:style-name="P49">https://ieeexplore.ieee.org/abstract/document/7581611</text:p>
      <text:p text:style-name="P53"/>
      <text:p text:style-name="P53"/>
      <text:p text:style-name="P53">Praktischer Teil:</text:p>
      <text:p text:style-name="P18"/>
      <text:p text:style-name="P18">Beispiel<text:span text:style-name="T21">e</text:span></text:p>
      <text:p text:style-name="P55">https://wiki.opensourceecology.de/images/d/d3/Diplomarbeit_Open_Source_Ökonomie.pdf</text:p>
      <text:p text:style-name="P18">- <text:span text:style-name="T10">Nextcloud Beispiel S.48</text:span></text:p>
      <text:p text:style-name="P18">- <text:span text:style-name="T10">Entwicklungskosten bei Linux S. 35</text:span></text:p>
      <text:p text:style-name="P2"><text:a xlink:type="simple" xlink:href="https://www.sciencedirect.com/science/article/abs/pii/S0048733303000477" text:style-name="Internet_20_link" text:visited-style-name="Visited_20_Internet_20_Link"><text:span text:style-name="T31"/></text:a></text:p>
      <text:p text:style-name="P2"><text:a xlink:type="simple" xlink:href="https://www.sciencedirect.com/science/article/abs/pii/S0048733303000477" text:style-name="Internet_20_link" text:visited-style-name="Visited_20_Internet_20_Link"><text:span text:style-name="T31">https://www.sciencedirect.com/science/article/abs/pii/S0048733303000477</text:span></text:a></text:p>
      <text:p text:style-name="P34">- <text:span text:style-name="T21">Linux Umfrage</text:span></text:p>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1-27T03:50:31.219000000</dc:date>
    <meta:editing-duration>PT11M44S</meta:editing-duration>
    <meta:editing-cycles>2</meta:editing-cycles>
    <meta:generator>LibreOffice/7.0.3.1$Windows_X86_64 LibreOffice_project/d7547858d014d4cf69878db179d326fc3483e082</meta:generator>
    <meta:document-statistic meta:table-count="0" meta:image-count="0" meta:object-count="0" meta:page-count="3" meta:paragraph-count="104" meta:word-count="733" meta:character-count="6726" meta:non-whitespace-character-count="6083"/>
  </office:meta>
</office:document-meta>
</file>